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f5dd9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f5dd9"/>
    </style:style>
    <style:style style:name="P5" style:family="paragraph" style:parent-style-name="Text_20_body">
      <style:text-properties officeooo:paragraph-rsid="0008e1b9"/>
    </style:style>
    <style:style style:name="P6" style:family="paragraph" style:parent-style-name="Text_20_body">
      <style:text-properties officeooo:rsid="00162ee6" officeooo:paragraph-rsid="00162ee6"/>
    </style:style>
    <style:style style:name="P7" style:family="paragraph" style:parent-style-name="Text_20_body">
      <style:text-properties officeooo:rsid="00376627" officeooo:paragraph-rsid="00376627"/>
    </style:style>
    <style:style style:name="P8" style:family="paragraph" style:parent-style-name="Standard">
      <style:text-properties officeooo:paragraph-rsid="00358fe1"/>
    </style:style>
    <style:style style:name="P9" style:family="paragraph" style:parent-style-name="Text_20_body">
      <style:text-properties officeooo:paragraph-rsid="00376627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Standard">
      <style:paragraph-properties style:page-number="1" fo:break-before="page"/>
    </style:style>
    <style:style style:name="P13" style:family="paragraph" style:parent-style-name="Heading_20_1">
      <style:text-properties style:font-name="Times New Roman"/>
    </style:style>
    <style:style style:name="P14" style:family="paragraph" style:parent-style-name="Heading_20_1">
      <style:paragraph-properties fo:break-before="page"/>
      <style:text-properties style:font-name="Times New Roman" officeooo:rsid="0046e984" officeooo:paragraph-rsid="0046e984"/>
    </style:style>
    <style:style style:name="P15" style:family="paragraph" style:parent-style-name="Heading_20_1">
      <style:text-properties officeooo:rsid="00396114" officeooo:paragraph-rsid="00396114"/>
    </style:style>
    <style:style style:name="P16" style:family="paragraph" style:parent-style-name="Heading_20_1">
      <style:text-properties officeooo:rsid="004273de" officeooo:paragraph-rsid="004273de"/>
    </style:style>
    <style:style style:name="P17" style:family="paragraph" style:parent-style-name="Heading_20_2">
      <style:text-properties officeooo:rsid="00376627" officeooo:paragraph-rsid="00376627"/>
    </style:style>
    <style:style style:name="P18" style:family="paragraph" style:parent-style-name="Heading_20_2">
      <style:text-properties officeooo:paragraph-rsid="0008e1b9"/>
    </style:style>
    <style:style style:name="P19" style:family="paragraph" style:parent-style-name="Heading_20_2">
      <style:text-properties officeooo:paragraph-rsid="00097eea"/>
    </style:style>
    <style:style style:name="P20" style:family="paragraph" style:parent-style-name="Heading_20_2">
      <style:text-properties style:font-name="Times New Roman" fo:font-size="14pt" fo:font-weight="bold" officeooo:rsid="001b0ca4" officeooo:paragraph-rsid="001b0ca4" style:font-name-asian="Microsoft YaHei" style:font-size-asian="14pt" style:font-weight-asian="bold" style:font-name-complex="Arial1" style:font-size-complex="14pt" style:font-weight-complex="bold"/>
    </style:style>
    <style:style style:name="P21" style:family="paragraph" style:parent-style-name="Heading_20_2">
      <style:text-properties officeooo:rsid="001b3b87" officeooo:paragraph-rsid="001b3b87"/>
    </style:style>
    <style:style style:name="P22" style:family="paragraph" style:parent-style-name="Heading_20_2">
      <style:text-properties officeooo:rsid="004273de" officeooo:paragraph-rsid="004273de"/>
    </style:style>
    <style:style style:name="P23" style:family="paragraph" style:parent-style-name="Heading_20_2">
      <style:text-properties officeooo:rsid="00461d52" officeooo:paragraph-rsid="00461d52"/>
    </style:style>
    <style:style style:name="P24" style:family="paragraph" style:parent-style-name="Heading_20_2">
      <style:text-properties officeooo:rsid="00461d52" officeooo:paragraph-rsid="0046e984"/>
    </style:style>
    <style:style style:name="P25" style:family="paragraph" style:parent-style-name="Heading_20_2">
      <style:text-properties officeooo:rsid="0046e984" officeooo:paragraph-rsid="0046e984"/>
    </style:style>
    <style:style style:name="P26" style:family="paragraph" style:parent-style-name="Heading_20_3">
      <style:text-properties officeooo:rsid="0010f8a2" officeooo:paragraph-rsid="0010f8a2"/>
    </style:style>
    <style:style style:name="P27" style:family="paragraph" style:parent-style-name="Heading_20_3">
      <style:text-properties style:font-name="Times New Roman" fo:font-size="12pt" fo:font-weight="normal" officeooo:rsid="0040497a" officeooo:paragraph-rsid="0040497a" style:font-name-asian="Microsoft YaHei" style:font-size-asian="14.1000003814697pt" style:font-weight-asian="bold" style:font-name-complex="Arial1" style:font-size-complex="14.1000003814697pt" style:font-weight-complex="bold"/>
    </style:style>
    <style:style style:name="P28" style:family="paragraph" style:parent-style-name="Heading_20_3">
      <style:text-properties officeooo:paragraph-rsid="0012e6ed"/>
    </style:style>
    <style:style style:name="P29" style:family="paragraph" style:parent-style-name="Heading_20_3">
      <style:text-properties officeooo:paragraph-rsid="00142f61"/>
    </style:style>
    <style:style style:name="P30" style:family="paragraph" style:parent-style-name="Heading_20_3">
      <style:text-properties officeooo:paragraph-rsid="0015f67d"/>
    </style:style>
    <style:style style:name="P31" style:family="paragraph" style:parent-style-name="Heading_20_3">
      <style:text-properties officeooo:rsid="0015f67d" officeooo:paragraph-rsid="0015f67d"/>
    </style:style>
    <style:style style:name="P32" style:family="paragraph" style:parent-style-name="Heading_20_3">
      <style:text-properties officeooo:rsid="001b0ca4" officeooo:paragraph-rsid="001b0ca4"/>
    </style:style>
    <style:style style:name="P33" style:family="paragraph" style:parent-style-name="Heading_20_3">
      <style:text-properties officeooo:rsid="001b3b87" officeooo:paragraph-rsid="001b3b87"/>
    </style:style>
    <style:style style:name="P34" style:family="paragraph" style:parent-style-name="Heading_20_3">
      <style:text-properties officeooo:rsid="001b3b87" officeooo:paragraph-rsid="00443f16"/>
    </style:style>
    <style:style style:name="P35" style:family="paragraph" style:parent-style-name="Heading_20_3">
      <style:text-properties officeooo:paragraph-rsid="001b3b87"/>
    </style:style>
    <style:style style:name="P36" style:family="paragraph" style:parent-style-name="Heading_20_3">
      <style:text-properties officeooo:rsid="003eb108" officeooo:paragraph-rsid="003eb108"/>
    </style:style>
    <style:style style:name="P37" style:family="paragraph" style:parent-style-name="Heading_20_3">
      <style:text-properties officeooo:rsid="0040497a" officeooo:paragraph-rsid="0040497a"/>
    </style:style>
    <style:style style:name="P38" style:family="paragraph" style:parent-style-name="Heading_20_3">
      <style:text-properties officeooo:rsid="00461d52" officeooo:paragraph-rsid="00461d52"/>
    </style:style>
    <style:style style:name="P39" style:family="paragraph" style:parent-style-name="Heading_20_3">
      <style:text-properties officeooo:rsid="00461d52" officeooo:paragraph-rsid="0046e984"/>
    </style:style>
    <style:style style:name="P40" style:family="paragraph" style:parent-style-name="Heading_20_3">
      <style:text-properties officeooo:rsid="0046e984" officeooo:paragraph-rsid="0046e984"/>
    </style:style>
    <style:style style:name="P41" style:family="paragraph" style:parent-style-name="Heading_20_4">
      <style:text-properties officeooo:paragraph-rsid="0012e6ed"/>
    </style:style>
    <style:style style:name="P42" style:family="paragraph" style:parent-style-name="Heading_20_4">
      <style:text-properties officeooo:paragraph-rsid="00142f61"/>
    </style:style>
    <style:style style:name="P43" style:family="paragraph" style:parent-style-name="Heading_20_4">
      <style:text-properties officeooo:paragraph-rsid="0015f67d"/>
    </style:style>
    <style:style style:name="P44" style:family="paragraph" style:parent-style-name="Heading_20_4">
      <style:text-properties officeooo:rsid="0015f67d" officeooo:paragraph-rsid="0015f67d"/>
    </style:style>
    <style:style style:name="P45" style:family="paragraph" style:parent-style-name="Standard" style:master-page-name="First_20_Page">
      <style:paragraph-properties style:page-number="auto"/>
    </style:style>
    <style:style style:name="P46" style:family="paragraph" style:parent-style-name="Text_20_body">
      <style:text-properties officeooo:rsid="003c44ad" officeooo:paragraph-rsid="003c44ad"/>
    </style:style>
    <style:style style:name="P47" style:family="paragraph" style:parent-style-name="Text_20_body">
      <style:text-properties officeooo:rsid="003d6846" officeooo:paragraph-rsid="003d6846"/>
    </style:style>
    <style:style style:name="P48" style:family="paragraph" style:parent-style-name="Text_20_body">
      <style:text-properties officeooo:rsid="004273de" officeooo:paragraph-rsid="004273de"/>
    </style:style>
    <style:style style:name="P49" style:family="paragraph" style:parent-style-name="Text_20_body">
      <style:text-properties fo:language="ru" fo:country="RU" officeooo:rsid="0047e641" officeooo:paragraph-rsid="0047e64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09c9"/>
    </style:style>
    <style:style style:name="T3" style:family="text">
      <style:text-properties fo:language="ru" fo:country="RU" officeooo:rsid="0005c931"/>
    </style:style>
    <style:style style:name="T4" style:family="text">
      <style:text-properties fo:language="ru" fo:country="RU" fo:font-weight="bold" officeooo:rsid="0006e227" style:font-weight-asian="bold" style:font-weight-complex="bold"/>
    </style:style>
    <style:style style:name="T5" style:family="text">
      <style:text-properties fo:language="ru" fo:country="RU" officeooo:rsid="00097eea"/>
    </style:style>
    <style:style style:name="T6" style:family="text">
      <style:text-properties fo:language="ru" fo:country="RU" officeooo:rsid="000f994b"/>
    </style:style>
    <style:style style:name="T7" style:family="text">
      <style:text-properties fo:language="ru" fo:country="RU" officeooo:rsid="0010f8a2"/>
    </style:style>
    <style:style style:name="T8" style:family="text">
      <style:text-properties fo:language="ru" fo:country="RU" officeooo:rsid="00142f61"/>
    </style:style>
    <style:style style:name="T9" style:family="text">
      <style:text-properties fo:language="ru" fo:country="RU" officeooo:rsid="001b0ca4"/>
    </style:style>
    <style:style style:name="T10" style:family="text">
      <style:text-properties fo:language="ru" fo:country="RU" officeooo:rsid="0012e6ed"/>
    </style:style>
    <style:style style:name="T11" style:family="text">
      <style:text-properties fo:language="ru" fo:country="RU" style:text-underline-style="none"/>
    </style:style>
    <style:style style:name="T12" style:family="text">
      <style:text-properties fo:language="ru" fo:country="RU" style:text-underline-style="none" officeooo:rsid="0033b0f2"/>
    </style:style>
    <style:style style:name="T13" style:family="text">
      <style:text-properties fo:language="ru" fo:country="RU" style:text-underline-style="none" officeooo:rsid="00358fe1"/>
    </style:style>
    <style:style style:name="T14" style:family="text">
      <style:text-properties fo:language="ru" fo:country="RU" officeooo:rsid="00358fe1"/>
    </style:style>
    <style:style style:name="T15" style:family="text">
      <style:text-properties fo:language="ru" fo:country="RU" officeooo:rsid="003a7d1c"/>
    </style:style>
    <style:style style:name="T16" style:family="text">
      <style:text-properties fo:language="ru" fo:country="RU" officeooo:rsid="003d6846"/>
    </style:style>
    <style:style style:name="T17" style:family="text">
      <style:text-properties fo:language="ru" fo:country="RU" officeooo:rsid="0047e641"/>
    </style:style>
    <style:style style:name="T18" style:family="text">
      <style:text-properties style:font-name="Times New Roman" fo:font-size="12pt" fo:language="ru" fo:country="RU" fo:font-weight="normal" style:font-name-asian="Microsoft YaHei" style:font-size-asian="14.1000003814697pt" style:font-weight-asian="bold" style:font-name-complex="Arial1" style:font-size-complex="14.1000003814697pt" style:font-weight-complex="bold"/>
    </style:style>
    <style:style style:name="T19" style:family="text">
      <style:text-properties style:font-name="Times New Roman" fo:font-size="12pt" fo:language="ru" fo:country="RU" fo:font-weight="normal" officeooo:rsid="001b3b87" style:font-name-asian="Microsoft YaHei" style:font-size-asian="14.1000003814697pt" style:font-weight-asian="bold" style:font-name-complex="Arial1" style:font-size-complex="14.1000003814697pt" style:font-weight-complex="bold"/>
    </style:style>
    <style:style style:name="T20" style:family="text">
      <style:text-properties style:font-name="Times New Roman" fo:font-size="12pt" fo:language="ru" fo:country="RU" fo:font-weight="normal" officeooo:rsid="003205a9" style:font-name-asian="Microsoft YaHei" style:font-size-asian="14.1000003814697pt" style:font-weight-asian="bold" style:font-name-complex="Arial1" style:font-size-complex="14.1000003814697pt" style:font-weight-complex="bold"/>
    </style:style>
    <style:style style:name="T21" style:family="text">
      <style:text-properties style:font-name="Times New Roman" fo:font-size="12pt" fo:font-weight="normal" officeooo:rsid="00376627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142f61" style:font-name-asian="Microsoft YaHei" style:font-size-asian="14.1000003814697pt" style:font-weight-asian="bold" style:font-name-complex="Arial1" style:font-size-complex="14.1000003814697pt" style:font-weight-complex="bold"/>
    </style:style>
    <style:style style:name="T23" style:family="text">
      <style:text-properties style:font-name="Times New Roman" fo:font-size="12pt" fo:font-weight="normal" officeooo:rsid="0015f67d" style:font-name-asian="Microsoft YaHei" style:font-size-asian="14.1000003814697pt" style:font-weight-asian="bold" style:font-name-complex="Arial1" style:font-size-complex="14.1000003814697pt" style:font-weight-complex="bold"/>
    </style:style>
    <style:style style:name="T24" style:family="text">
      <style:text-properties style:font-name="Times New Roman" fo:font-size="14pt" fo:language="ru" fo:country="RU" officeooo:rsid="000509c9" style:font-size-asian="14pt" style:font-size-complex="14pt"/>
    </style:style>
    <style:style style:name="T25" style:family="text">
      <style:text-properties style:font-name="Times New Roman" fo:font-size="16pt" fo:font-weight="bold" officeooo:rsid="000f994b" style:font-name-asian="Microsoft YaHei" style:font-size-asian="16pt" style:font-weight-asian="bold" style:font-name-complex="Arial1" style:font-size-complex="16pt" style:font-weight-complex="bold"/>
    </style:style>
    <style:style style:name="T26" style:family="text">
      <style:text-properties style:font-name="Times New Roman" fo:font-size="20pt" fo:language="en" fo:country="US" fo:font-weight="bold" officeooo:rsid="00358fe1" style:font-size-asian="20pt" style:font-weight-asian="bold" style:font-size-complex="20pt" style:font-weight-complex="bold"/>
    </style:style>
    <style:style style:name="T27" style:family="text">
      <style:text-properties style:font-name="Times New Roman" fo:font-size="20pt" fo:language="ru" fo:country="RU" fo:font-weight="bold" officeooo:rsid="003205a9" style:font-size-asian="20pt" style:font-weight-asian="bold" style:font-size-complex="20pt" style:font-weight-complex="bold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0f5dd9"/>
    </style:style>
    <style:style style:name="T30" style:family="text">
      <style:text-properties fo:language="en" fo:country="US" style:text-underline-style="solid" style:text-underline-width="auto" style:text-underline-color="font-color" officeooo:rsid="000f5dd9"/>
    </style:style>
    <style:style style:name="T31" style:family="text">
      <style:text-properties fo:language="en" fo:country="US" style:text-underline-style="none" officeooo:rsid="000f5dd9"/>
    </style:style>
    <style:style style:name="T32" style:family="text">
      <style:text-properties fo:language="en" fo:country="US" style:text-underline-style="none" officeooo:rsid="00358fe1"/>
    </style:style>
    <style:style style:name="T33" style:family="text">
      <style:text-properties fo:language="en" fo:country="US" officeooo:rsid="00376627"/>
    </style:style>
    <style:style style:name="T34" style:family="text">
      <style:text-properties fo:language="en" fo:country="US" officeooo:rsid="004273de"/>
    </style:style>
    <style:style style:name="T35" style:family="text">
      <style:text-properties fo:language="en" fo:country="US" officeooo:rsid="0047e641"/>
    </style:style>
    <style:style style:name="T36" style:family="text">
      <style:text-properties fo:language="en" fo:country="US" fo:font-weight="bold" officeooo:rsid="0047e641" style:font-weight-asian="bold" style:font-weight-complex="bold"/>
    </style:style>
    <style:style style:name="T37" style:family="text">
      <style:text-properties officeooo:rsid="000f5dd9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358fe1"/>
    </style:style>
    <style:style style:name="T41" style:family="text">
      <style:text-properties officeooo:rsid="000f994b"/>
    </style:style>
    <style:style style:name="T42" style:family="text">
      <style:text-properties officeooo:rsid="0010f8a2"/>
    </style:style>
    <style:style style:name="T43" style:family="text">
      <style:text-properties officeooo:rsid="0012e6ed"/>
    </style:style>
    <style:style style:name="T44" style:family="text">
      <style:text-properties style:font-name="Times New Roman1" fo:font-size="12pt" fo:font-style="normal" fo:font-weight="normal" officeooo:rsid="00142f61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45" style:family="text">
      <style:text-properties style:font-name="Times New Roman1" fo:font-size="12pt" fo:font-style="normal" fo:font-weight="normal" officeooo:rsid="0015f67d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46" style:family="text">
      <style:text-properties style:font-name="Times New Roman1" fo:font-size="12pt" fo:language="ru" fo:country="RU" fo:font-style="normal" fo:font-weight="normal" officeooo:rsid="003205a9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47" style:family="text">
      <style:text-properties style:font-name="Times New Roman1" fo:font-size="12pt" fo:language="en" fo:country="US" fo:font-style="normal" fo:font-weight="normal" officeooo:rsid="003205a9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48" style:family="text">
      <style:text-properties officeooo:rsid="00142f61"/>
    </style:style>
    <style:style style:name="T49" style:family="text">
      <style:text-properties officeooo:rsid="0015f67d"/>
    </style:style>
    <style:style style:name="T50" style:family="text">
      <style:text-properties officeooo:rsid="001e203f"/>
    </style:style>
    <style:style style:name="T51" style:family="text">
      <style:text-properties officeooo:rsid="002ac6e0"/>
    </style:style>
    <style:style style:name="T52" style:family="text">
      <style:text-properties fo:font-size="20pt" fo:language="ru" fo:country="RU" fo:font-weight="bold" officeooo:rsid="000192cb" style:font-size-asian="20pt" style:font-weight-asian="bold" style:font-size-complex="20pt" style:font-weight-complex="bold"/>
    </style:style>
    <style:style style:name="T53" style:family="text">
      <style:text-properties fo:font-size="20pt" fo:language="ru" fo:country="RU" fo:font-weight="bold" officeooo:rsid="000a4df5" style:font-size-asian="20pt" style:font-weight-asian="bold" style:font-size-complex="20pt" style:font-weight-complex="bold"/>
    </style:style>
    <style:style style:name="T54" style:family="text">
      <style:text-properties officeooo:rsid="00358fe1"/>
    </style:style>
    <style:style style:name="T55" style:family="text">
      <style:text-properties officeooo:rsid="00376627"/>
    </style:style>
    <style:style style:name="T56" style:family="text">
      <style:text-properties officeooo:rsid="003821a8"/>
    </style:style>
    <style:style style:name="T57" style:family="text">
      <style:text-properties officeooo:rsid="00443f16"/>
    </style:style>
    <style:style style:name="T58" style:family="text">
      <style:text-properties officeooo:rsid="0046e984"/>
    </style:style>
    <style:style style:name="T59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60" style:family="text">
      <style:text-properties fo:font-variant="normal" fo:text-transform="none" fo:color="#202122" loext:opacity="100%" fo:letter-spacing="normal"/>
    </style:style>
    <style:style style:name="T61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62" style:family="text">
      <style:text-properties fo:color="#202122" loext:opacity="100%" style:font-name="sans-serif" fo:font-size="10.5pt" fo:letter-spacing="normal" fo:language="en" fo:country="US" fo:font-weight="normal"/>
    </style:style>
    <style:style style:name="T63" style:family="text">
      <style:text-properties fo:color="#202122" loext:opacity="100%" style:font-name="sans-serif" fo:font-size="10.5pt" fo:letter-spacing="normal" fo:font-style="italic" fo:font-weight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47e64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bookmark-start text:name="__RefHeading___Toc838_999031852"/>Техническое задание<text:bookmark-end text:name="__RefHeading___Toc838_999031852"/></text:p>
      <text:p text:style-name="Standard"><text:bookmark-start text:name="__RefHeading___Toc836_999031852"/><text:span text:style-name="T52">Разработка </text:span><text:span text:style-name="T27">веб</text:span><text:span text:style-name="T53"> </text:span><text:span text:style-name="T52">приложения «</text:span><text:span text:style-name="T26">Finance</text:span><text:span text:style-name="T52">»</text:span><text:bookmark-end text:name="__RefHeading___Toc836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bookmark-start text:name="__RefHeading___Toc834_999031852"/>Заказчик<text:span text:style-name="T29">:<text:tab/><text:tab/><text:tab/><text:tab/></text:span><text:span text:style-name="T31"><text:tab/></text:span><text:span text:style-name="T30"><text:tab/><text:tab/></text:span><text:span text:style-name="T31"> <text:s/></text:span><text:span text:style-name="T37">ст</text:span>арший преподаватель Тарасов В.С.<text:bookmark-end text:name="__RefHeading___Toc834_999031852"/></text:p>
      <text:p text:style-name="P4"><text:bookmark-start text:name="__RefHeading___Toc832_999031852"/>Исполнители<text:tab/><text:tab/><text:tab/><text:tab/><text:tab/><text:tab/><text:span text:style-name="T39"><text:tab/><text:tab/></text:span><text:span text:style-name="T38"><text:tab/><text:tab/></text:span><text:span text:style-name="T11"> <text:s text:c="4"/></text:span><text:span text:style-name="T32">К</text:span><text:span text:style-name="T13">ошелев</text:span><text:span text:style-name="T1"> </text:span><text:span text:style-name="T14">Н</text:span>.<text:span text:style-name="T54">М.</text:span><text:bookmark-end text:name="__RefHeading___Toc832_999031852"/></text:p>
      <text:p text:style-name="P2"><text:span text:style-name="T38"><text:tab/><text:tab/></text:span><text:span text:style-name="T39"> <text:s text:c="5"/></text:span><text:span text:style-name="T40">Тарлыков</text:span><text:span text:style-name="T12"> </text:span><text:span text:style-name="T13">А.В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style-name="Sect1" text:protected="true" text:name="Оглавление1">
        <text:table-of-content-source text:outline-level="2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0"><text:a xlink:type="simple" xlink:href="#__RefHeading___Toc829_3619894981" text:style-name="Index_20_Link" text:visited-style-name="Index_20_Link">1. <text:s/>Понятия и термины<text:tab/>2</text:a></text:p>
          <text:p text:style-name="P10"><text:a xlink:type="simple" xlink:href="#__RefHeading___Toc944_999031852" text:style-name="Index_20_Link" text:visited-style-name="Index_20_Link">2. <text:s/>Общие сведения<text:tab/>2</text:a></text:p>
          <text:p text:style-name="P11"><text:a xlink:type="simple" xlink:href="#__RefHeading___Toc814_3715812418" text:style-name="Index_20_Link" text:visited-style-name="Index_20_Link">2.1. <text:s/>Полное наименование системы<text:tab/>2</text:a></text:p>
          <text:p text:style-name="P11"><text:a xlink:type="simple" xlink:href="#__RefHeading___Toc1350_999031852" text:style-name="Index_20_Link" text:visited-style-name="Index_20_Link">2.2. <text:s/>Наименование Заказчика<text:tab/>2</text:a></text:p>
          <text:p text:style-name="P11"><text:a xlink:type="simple" xlink:href="#__RefHeading___Toc1028_999031852" text:style-name="Index_20_Link" text:visited-style-name="Index_20_Link">2.3. <text:s/>Наименование Исполнителя<text:tab/>2</text:a></text:p>
          <text:p text:style-name="P11"><text:a xlink:type="simple" xlink:href="#__RefHeading___Toc1026_999031852" text:style-name="Index_20_Link" text:visited-style-name="Index_20_Link">2.4. <text:s/>Основание для разработки<text:tab/>2</text:a></text:p>
          <text:p text:style-name="P10"><text:a xlink:type="simple" xlink:href="#__RefHeading___Toc1020_999031852" text:style-name="Index_20_Link" text:visited-style-name="Index_20_Link">3. <text:s/>Назначение и цели создания системы<text:tab/>2</text:a></text:p>
          <text:p text:style-name="P11"><text:a xlink:type="simple" xlink:href="#__RefHeading___Toc1018_999031852" text:style-name="Index_20_Link" text:visited-style-name="Index_20_Link">3.1. <text:s/>Назначение создания системы<text:tab/>3</text:a></text:p>
          <text:p text:style-name="P11"><text:a xlink:type="simple" xlink:href="#__RefHeading___Toc874_1689325553" text:style-name="Index_20_Link" text:visited-style-name="Index_20_Link">3.2. <text:s/>Цели создания Системы<text:tab/>3</text:a></text:p>
          <text:p text:style-name="P10"><text:a xlink:type="simple" xlink:href="#__RefHeading___Toc996_999031852" text:style-name="Index_20_Link" text:visited-style-name="Index_20_Link">4. <text:s/>Требования к Системе<text:tab/>3</text:a></text:p>
          <text:p text:style-name="P11"><text:a xlink:type="simple" xlink:href="#__RefHeading___Toc994_999031852" text:style-name="Index_20_Link" text:visited-style-name="Index_20_Link">4.1. <text:s/>Основные функциональные требования Системы<text:tab/>3</text:a></text:p>
          <text:p text:style-name="P11"><text:a xlink:type="simple" xlink:href="#__RefHeading___Toc970_999031852" text:style-name="Index_20_Link" text:visited-style-name="Index_20_Link">4.2. <text:s/>Основные нефункциональные требования Системы<text:tab/>3</text:a></text:p>
          <text:p text:style-name="P11"><text:a xlink:type="simple" xlink:href="#__RefHeading___Toc952_999031852" text:style-name="Index_20_Link" text:visited-style-name="Index_20_Link">4.3. <text:s/>Требования к пользовательскому интерфейсу<text:tab/>4</text:a></text:p>
          <text:p text:style-name="P10"><text:a xlink:type="simple" xlink:href="#__RefHeading___Toc774_3619894981" text:style-name="Index_20_Link" text:visited-style-name="Index_20_Link">5. <text:s/>Состав и содержание работ по созданию системы<text:tab/>4</text:a></text:p>
          <text:p text:style-name="P11"><text:a xlink:type="simple" xlink:href="#__RefHeading___Toc778_3619894981" text:style-name="Index_20_Link" text:visited-style-name="Index_20_Link">5.1. <text:s/>Составление задач в таск-менеджере Trello<text:tab/>4</text:a></text:p>
          <text:p text:style-name="P11"><text:a xlink:type="simple" xlink:href="#__RefHeading___Toc780_3619894981" text:style-name="Index_20_Link" text:visited-style-name="Index_20_Link">5.2. <text:s/>Создание доски с основными сценариями на Miro<text:tab/>4</text:a></text:p>
          <text:p text:style-name="P11"><text:a xlink:type="simple" xlink:href="#__RefHeading___Toc782_3619894981" text:style-name="Index_20_Link" text:visited-style-name="Index_20_Link">5.3. <text:s/>Разработка серверной части приложения<text:tab/>4</text:a></text:p>
          <text:p text:style-name="P11"><text:a xlink:type="simple" xlink:href="#__RefHeading___Toc784_3619894981" text:style-name="Index_20_Link" text:visited-style-name="Index_20_Link">5.4. <text:s/>Разработка клиентской части приложения<text:tab/>4</text:a></text:p>
          <text:p text:style-name="P10"><text:a xlink:type="simple" xlink:href="#__RefHeading___Toc950_999031852" text:style-name="Index_20_Link" text:visited-style-name="Index_20_Link">6. <text:s/>Варианты использования<text:tab/>4</text:a></text:p>
          <text:p text:style-name="P11"><text:a xlink:type="simple" xlink:href="#__RefHeading___Toc948_999031852" text:style-name="Index_20_Link" text:visited-style-name="Index_20_Link">6.1. <text:s/>Регистрация<text:tab/>4</text:a></text:p>
          <text:p text:style-name="P11"><text:a xlink:type="simple" xlink:href="#__RefHeading___Toc876_1689325553" text:style-name="Index_20_Link" text:visited-style-name="Index_20_Link">6.2. <text:s/>Авторизация<text:tab/>4</text:a></text:p>
          <text:p text:style-name="P11"><text:a xlink:type="simple" xlink:href="#__RefHeading___Toc806_3619894981" text:style-name="Index_20_Link" text:visited-style-name="Index_20_Link">6.3. <text:s/>Создание счетов<text:tab/>5</text:a></text:p>
          <text:p text:style-name="P11"><text:a xlink:type="simple" xlink:href="#__RefHeading___Toc808_3619894981" text:style-name="Index_20_Link" text:visited-style-name="Index_20_Link">6.4. <text:s/>Удаление счета<text:tab/>5</text:a></text:p>
          <text:p text:style-name="P11"><text:a xlink:type="simple" xlink:href="#__RefHeading___Toc810_3619894981" text:style-name="Index_20_Link" text:visited-style-name="Index_20_Link">6.5. <text:s/>Изменение данных о счете<text:tab/>5</text:a></text:p>
          <text:p text:style-name="P11"><text:a xlink:type="simple" xlink:href="#__RefHeading___Toc812_3619894981" text:style-name="Index_20_Link" text:visited-style-name="Index_20_Link">6.6. <text:s/>Добавление доходов и расходов<text:tab/>5</text:a></text:p>
          <text:p text:style-name="P11"><text:a xlink:type="simple" xlink:href="#__RefHeading___Toc814_3619894981" text:style-name="Index_20_Link" text:visited-style-name="Index_20_Link">6.7. <text:s/>Удаление доходов и расходов<text:tab/>5</text:a></text:p>
          <text:p text:style-name="P11"><text:a xlink:type="simple" xlink:href="#__RefHeading___Toc816_3619894981" text:style-name="Index_20_Link" text:visited-style-name="Index_20_Link">6.8. <text:s/>Изменение данных о доходах и расходах<text:tab/>5</text:a></text:p>
          <text:p text:style-name="P11"><text:a xlink:type="simple" xlink:href="#__RefHeading___Toc818_3619894981" text:style-name="Index_20_Link" text:visited-style-name="Index_20_Link">6.9. <text:s/>Создание перевода между счетами<text:tab/>5</text:a></text:p>
          <text:p text:style-name="P11"><text:a xlink:type="simple" xlink:href="#__RefHeading___Toc820_3619894981" text:style-name="Index_20_Link" text:visited-style-name="Index_20_Link">6.10. <text:s/>Удаление перевода<text:tab/>5</text:a></text:p>
          <text:p text:style-name="P11"><text:a xlink:type="simple" xlink:href="#__RefHeading___Toc822_3619894981" text:style-name="Index_20_Link" text:visited-style-name="Index_20_Link">6.11. <text:s/>Изменение данных о переводе<text:tab/>6</text:a></text:p>
          <text:p text:style-name="P10"><text:a xlink:type="simple" xlink:href="#__RefHeading___Toc946_999031852" text:style-name="Index_20_Link" text:visited-style-name="Index_20_Link">7. <text:s/>Порядок контроля и приемки<text:tab/>6</text:a></text:p>
        </text:index-body>
      </text:table-of-content>
      <text:p text:style-name="Title"/>
      <text:h text:style-name="P14" text:outline-level="1"><text:bookmark-start text:name="__RefHeading___Toc829_3619894981"/>Понятия и термины<text:bookmark-end text:name="__RefHeading___Toc829_3619894981"/></text:h>
      <text:p text:style-name="Text_20_body"><text:span text:style-name="T64">Веб-приложение</text:span> — клиент-серверное приложение, в котором клиент взаимодействует с веб-сервером при помощи браузера. Логика веб-приложения распределена между сервером и клиентом, хранение данных осуществляется, преимущественно, на сервере, обмен информацией происходит по сети. Одним из преимуществ такого подхода является тот факт, что клиенты не зависят от конкретной операционной системы пользователя, поэтому веб-приложения являются межплатформенными службами.</text:p>
      <text:p text:style-name="Text_20_body"><text:span text:style-name="T64">Клиент — сервер</text:span> — вычислительная или сетевая архитектура, в которой задания или сетевая нагрузка распределены между поставщиками услуг, называемыми серверами, и заказчиками услуг, называемыми клиентами.</text:p>
      <text:p text:style-name="Text_20_body"><text:span text:style-name="T64">Авторизация</text:span> — предоставление определённому лицу или группе лиц прав на выполнение определённых действий; а также процесс проверки (подтверждения) данных прав при попытке выполнения этих действий. </text:p>
      <text:p text:style-name="Text_20_body"><text:span text:style-name="T64">Trello</text:span> — облачная программа для управления проектами небольших групп.</text:p>
      <text:p text:style-name="Text_20_body"><text:span text:style-name="T64">Mir</text:span><text:span text:style-name="T36">o</text:span><text:span text:style-name="T35"> </text:span>— платформа для совместной работы распределенных команд <text:span text:style-name="T65">(</text:span>в том числе при дистанционной работе отдельных сотрудников).</text:p>
      <text:h text:style-name="P13" text:outline-level="1"><text:bookmark-start text:name="__RefHeading___Toc944_999031852"/>Общие сведения<text:bookmark-end text:name="__RefHeading___Toc944_999031852"/></text:h>
      <text:h text:style-name="P17" text:outline-level="2"><text:bookmark-start text:name="__RefHeading___Toc814_3715812418"/>Полное наименование системы<text:bookmark-end text:name="__RefHeading___Toc814_3715812418"/></text:h>
      <text:p text:style-name="P7">Информационная система для учета финансов «<text:span text:style-name="T28">Finance</text:span>»</text:p>
      <text:h text:style-name="Heading_20_2" text:outline-level="2"><text:bookmark-start text:name="__RefHeading___Toc1350_999031852"/><text:span text:style-name="T4">Наименование</text:span><text:span text:style-name="T2"> </text:span><text:span text:style-name="T6">З</text:span><text:span text:style-name="T2">аказчика</text:span><text:bookmark-end text:name="__RefHeading___Toc1350_999031852"/></text:h>
      <text:p text:style-name="Text_20_body">Старший преподаватель Тарасов Вячеслав Сергеевич, кафедра программирования и информационны<text:span text:style-name="T51">х</text:span> технологий.</text:p>
      <text:h text:style-name="Heading_20_2" text:outline-level="2"><text:bookmark-start text:name="__RefHeading___Toc1028_999031852"/>Наименование <text:span text:style-name="T41">И</text:span>сполнителя<text:bookmark-end text:name="__RefHeading___Toc1028_999031852"/></text:h>
      <text:p text:style-name="P5">Студент <text:span text:style-name="T55">Кошелев Никита</text:span> <text:span text:style-name="T55">Михайлович</text:span>, кафедра <text:span text:style-name="T55">программирования и информационных систем</text:span>.</text:p>
      <text:p text:style-name="P9">Студент <text:span text:style-name="T21">Тарлыков Александр Вячеславович</text:span>, кафедра <text:span text:style-name="T55">программирования и информационных систем</text:span>.</text:p>
      <text:h text:style-name="P18" text:outline-level="2"><text:bookmark-start text:name="__RefHeading___Toc1026_999031852"/>Основание для разработки<text:bookmark-end text:name="__RefHeading___Toc1026_999031852"/></text:h>
      <text:p text:style-name="P5">Необходимость заказчика в наличии приложения, позволяющего <text:span text:style-name="T56">производить учет своих финансов.</text:span></text:p>
      <text:h text:style-name="P15" text:outline-level="1"><text:bookmark-start text:name="__RefHeading___Toc1020_999031852"/>Назначение и цели создания системы<text:bookmark-end text:name="__RefHeading___Toc1020_999031852"/></text:h>
      <text:h text:style-name="P19" text:outline-level="2"><text:bookmark-start text:name="__RefHeading___Toc1018_999031852"/><text:soft-page-break/><text:span text:style-name="T24">Назначение</text:span><text:span text:style-name="T2"> </text:span><text:span text:style-name="T15">создания системы</text:span><text:bookmark-end text:name="__RefHeading___Toc1018_999031852"/></text:h>
      <text:p text:style-name="P46"><text:span text:style-name="T2">В</text:span><text:span text:style-name="T1">еб-приложение «</text:span><text:span text:style-name="T28">Finance</text:span><text:span text:style-name="T33">» </text:span><text:span text:style-name="T1">предназначено для автоматизации подсчета изменения сумм счетов пользователя, при внесении каких либо изменений (доходы, расходы, переводы между счетами), сбора статистики по произведенным транзакциям.</text:span></text:p>
      <text:h text:style-name="Heading_20_2" text:outline-level="2"><text:bookmark-start text:name="__RefHeading___Toc874_1689325553"/><text:span text:style-name="T1">Цели создания </text:span><text:span text:style-name="T7">С</text:span><text:span text:style-name="T1">истемы</text:span><text:bookmark-end text:name="__RefHeading___Toc874_1689325553"/></text:h>
      <text:p text:style-name="Text_20_body"><text:span text:style-name="T5">Ц</text:span><text:span text:style-name="T1">елью создания данной системы является создания удобного продукта, который мог бы легко использоваться для </text:span><text:span text:style-name="T16">хранения данных о счетах пользователя, совершенных им транзакций, статистики за весь запрашиваемый период времени.</text:span></text:p>
      <text:p text:style-name="P47"><text:span text:style-name="T1">Также целью создания рассматриваемой системы является создание системы пригодной для дальнейшего расширения (поддержка разнообразных способов доступа к данным на сервере с помощью различных клиентских приложений).</text:span></text:p>
      <text:p text:style-name="P47">Еще одной целью является создание системы удобной для дальнейшей поддержки, что включает в себя использование стандартных инструментов разработки в сумме с проверенными временем архитектурными решениями.</text:p>
      <text:h text:style-name="Heading_20_1" text:outline-level="1"><text:bookmark-start text:name="__RefHeading___Toc996_999031852"/>Требования к <text:span text:style-name="T42">С</text:span><text:span text:style-name="T25">истеме</text:span><text:bookmark-end text:name="__RefHeading___Toc996_999031852"/></text:h>
      <text:h text:style-name="Heading_20_2" text:outline-level="2"><text:bookmark-start text:name="__RefHeading___Toc994_999031852"/><text:span text:style-name="T1">Основные функциональные требования </text:span><text:span text:style-name="T3">С</text:span><text:span text:style-name="T1">истемы</text:span><text:bookmark-end text:name="__RefHeading___Toc994_999031852"/></text:h>
      <text:h text:style-name="P26" text:outline-level="3">Регистрация и авторизация <text:span text:style-name="T50">п</text:span>ользователей.</text:h>
      <text:h text:style-name="P36" text:outline-level="3">Добавление счетов с указанием суммы и его наименования.</text:h>
      <text:h text:style-name="P36" text:outline-level="3">Удаление и редактирование счета с сохранением все транзакций</text:h>
      <text:h text:style-name="P36" text:outline-level="3">Создать перевод между счетами с указанием суммы, исходного и конечного счетов и даты.</text:h>
      <text:h text:style-name="P27" text:outline-level="3">Отмена или изменение данных о переводе</text:h>
      <text:h text:style-name="P37" text:outline-level="3">Добавление доходов и расходов с указанием соответствующей категории, суммы и даты.</text:h>
      <text:h text:style-name="P37" text:outline-level="3">Удаление данных о доходах и расходах с перерасчетом суммы на счетах</text:h>
      <text:h text:style-name="P37" text:outline-level="3">Изменение данных о доходах и расходах</text:h>
      <text:h text:style-name="Heading_20_2" text:outline-level="2"><text:bookmark-start text:name="__RefHeading___Toc970_999031852"/>Основные нефункциональные требования Системы<text:bookmark-end text:name="__RefHeading___Toc970_999031852"/></text:h>
      <text:h text:style-name="P28" text:outline-level="3"><text:span text:style-name="T43">Поддержка </text:span><text:span text:style-name="T20">основных распространенных браузеров</text:span><text:span text:style-name="T10">:</text:span></text:h>
      <text:h text:style-name="P41" text:outline-level="4"><text:span text:style-name="T43">Система должна поддерживаться </text:span><text:span text:style-name="T46">в браузерах </text:span><text:span text:style-name="T47">Chrome </text:span><text:span text:style-name="T46">и </text:span><text:span text:style-name="T47">FireFox</text:span><text:span text:style-name="T8">.</text:span></text:h>
      <text:h text:style-name="P29" text:outline-level="3"><text:span text:style-name="T22">Б</text:span><text:span text:style-name="T48">езопасность:</text:span></text:h>
      <text:h text:style-name="P42" text:outline-level="4"><text:soft-page-break/><text:span text:style-name="T48">Система не должна позволять Неавторизованным пользователям </text:span><text:span text:style-name="T44">получать доступ к сценариям, доступным лишь Пользователям.</text:span></text:h>
      <text:h text:style-name="P30" text:outline-level="3"><text:span text:style-name="T23">Надежность Системы</text:span><text:span text:style-name="T49">:</text:span></text:h>
      <text:h text:style-name="P43" text:outline-level="4"><text:span text:style-name="T49">При возникновении ошибки </text:span><text:span text:style-name="T45">в программе,</text:span><text:span text:style-name="T49"> пользователь должен получить соответс</text:span><text:span text:style-name="T51">т</text:span><text:span text:style-name="T49">вующее сообщение.</text:span></text:h>
      <text:h text:style-name="P44" text:outline-level="4">Ошибки и сбои не должны приводить к повреждению данных и работоспособности Системы в целом.</text:h>
      <text:h text:style-name="Heading_20_2" text:outline-level="2"><text:bookmark-start text:name="__RefHeading___Toc952_999031852"/>Требования к пользовательскому интерфейсу<text:bookmark-end text:name="__RefHeading___Toc952_999031852"/></text:h>
      <text:h text:style-name="P31" text:outline-level="3">Возможность перехода на все основные экраны приложения с главного экрана.</text:h>
      <text:h text:style-name="P31" text:outline-level="3">Оформление пользовательского интерфейса в едином стиле.</text:h>
      <text:h text:style-name="P16" text:outline-level="1"><text:bookmark-start text:name="__RefHeading___Toc774_3619894981"/>Состав и содержание работ по созданию системы<text:bookmark-end text:name="__RefHeading___Toc774_3619894981"/></text:h>
      <text:h text:style-name="P22" text:outline-level="2"><text:bookmark-start text:name="__RefHeading___Toc778_3619894981"/>Составление задач в таск-менеджере <text:span text:style-name="T28">Trello</text:span><text:bookmark-end text:name="__RefHeading___Toc778_3619894981"/></text:h>
      <text:p text:style-name="P48"><text:span text:style-name="T1">На этом этапе будут указаны основные задачи решаемые в ходе разработки систем</text:span><text:span text:style-name="T17">ы.</text:span></text:p>
      <text:h text:style-name="P22" text:outline-level="2"><text:bookmark-start text:name="__RefHeading___Toc780_3619894981"/>Создание доски с основными сценариями на <text:span text:style-name="T28">Miro</text:span><text:bookmark-end text:name="__RefHeading___Toc780_3619894981"/></text:h>
      <text:p text:style-name="P49">Требуется указать все основные сценарии использования в виде удобочитаемой диаграммы.</text:p>
      <text:h text:style-name="P22" text:outline-level="2"><text:bookmark-start text:name="__RefHeading___Toc782_3619894981"/>Разработка серверной части приложения<text:bookmark-end text:name="__RefHeading___Toc782_3619894981"/></text:h>
      <text:p text:style-name="P48">Создание и развертывание серверной части приложения, отвечающей за хранение данных и реализующую всю основную бизнес-логику системы.</text:p>
      <text:h text:style-name="P22" text:outline-level="2"><text:bookmark-start text:name="__RefHeading___Toc784_3619894981"/>Разработка клиентской части приложения<text:bookmark-end text:name="__RefHeading___Toc784_3619894981"/></text:h>
      <text:p text:style-name="P48">Создание и развертывание клиентской части приложения, реализующую взаимодействие пользователя с системой.</text:p>
      <text:h text:style-name="Heading_20_1" text:outline-level="1"><text:bookmark-start text:name="__RefHeading___Toc950_999031852"/>Варианты использования<text:bookmark-end text:name="__RefHeading___Toc950_999031852"/></text:h>
      <text:h text:style-name="P20" text:outline-level="2"><text:bookmark-start text:name="__RefHeading___Toc948_999031852"/>Регистрация<text:bookmark-end text:name="__RefHeading___Toc948_999031852"/></text:h>
      <text:h text:style-name="P32" text:outline-level="3"><text:span text:style-name="T1">Заполнение необходимых для регистрации полей.</text:span></text:h>
      <text:h text:style-name="P33" text:outline-level="3">Создание новых данных входа для пользователя, при вводе корректных данных.</text:h>
      <text:h text:style-name="P21" text:outline-level="2"><text:bookmark-start text:name="__RefHeading___Toc876_1689325553"/>Авторизация<text:bookmark-end text:name="__RefHeading___Toc876_1689325553"/></text:h>
      <text:h text:style-name="P35" text:outline-level="3"><text:span text:style-name="T9">Заполнение необходимых для </text:span><text:span text:style-name="T19">авторизации</text:span><text:span text:style-name="T9"> полей.</text:span></text:h>
      <text:h text:style-name="P34" text:outline-level="3"><text:soft-page-break/>Завершение <text:span text:style-name="T18">авторизации</text:span> и <text:span text:style-name="T57">переход на главную страницу</text:span></text:h>
      <text:h text:style-name="P23" text:outline-level="2"><text:bookmark-start text:name="__RefHeading___Toc806_3619894981"/>Создание счетов<text:bookmark-end text:name="__RefHeading___Toc806_3619894981"/></text:h>
      <text:h text:style-name="P38" text:outline-level="3">Заполнение необходимых полей</text:h>
      <text:h text:style-name="P38" text:outline-level="3">Завершение создания с созданием данных о счете в базе данных</text:h>
      <text:h text:style-name="P23" text:outline-level="2"><text:bookmark-start text:name="__RefHeading___Toc808_3619894981"/>Удаление счета<text:bookmark-end text:name="__RefHeading___Toc808_3619894981"/></text:h>
      <text:h text:style-name="P38" text:outline-level="3">Выбрать счет для удаления</text:h>
      <text:h text:style-name="P38" text:outline-level="3">Нажать соответствующую кнопку для удаления</text:h>
      <text:h text:style-name="P23" text:outline-level="2"><text:bookmark-start text:name="__RefHeading___Toc810_3619894981"/>Изменение данных о счете<text:bookmark-end text:name="__RefHeading___Toc810_3619894981"/></text:h>
      <text:h text:style-name="P38" text:outline-level="3">В форме содержащей поля с данными о счете, изменить выбранные данные</text:h>
      <text:h text:style-name="P38" text:outline-level="3">По завершению данные в базе данных по текущему счету изменятся</text:h>
      <text:h text:style-name="P23" text:outline-level="2"><text:bookmark-start text:name="__RefHeading___Toc812_3619894981"/>Добавление доходов и расходов<text:bookmark-end text:name="__RefHeading___Toc812_3619894981"/></text:h>
      <text:h text:style-name="P38" text:outline-level="3">В случае если у пользователя нет счетов выводить соответствующее сообщение</text:h>
      <text:h text:style-name="P38" text:outline-level="3">Заполнение полей с необходимыми данными</text:h>
      <text:h text:style-name="P38" text:outline-level="3">По завершении в базе данных появляется запись о совершенной операции</text:h>
      <text:h text:style-name="P23" text:outline-level="2"><text:bookmark-start text:name="__RefHeading___Toc814_3619894981"/>Удаление доходов и расходов<text:bookmark-end text:name="__RefHeading___Toc814_3619894981"/></text:h>
      <text:h text:style-name="P38" text:outline-level="3">Выбрать операцию для удаления</text:h>
      <text:h text:style-name="P38" text:outline-level="3">Нажать соответствующую кнопку для удаления</text:h>
      <text:h text:style-name="P23" text:outline-level="2"><text:bookmark-start text:name="__RefHeading___Toc816_3619894981"/>Изменение данных о доходах и расходах<text:bookmark-end text:name="__RefHeading___Toc816_3619894981"/></text:h>
      <text:h text:style-name="P38" text:outline-level="3">В форме содержащей поля с данными об операции, изменить выбранные данные</text:h>
      <text:h text:style-name="P38" text:outline-level="3">По завершению данные в базе данных по текуще<text:span text:style-name="T58">й</text:span> <text:span text:style-name="T58">операции</text:span> изменятся</text:h>
      <text:h text:style-name="P25" text:outline-level="2"><text:bookmark-start text:name="__RefHeading___Toc818_3619894981"/>Создание перевода между счетами<text:bookmark-end text:name="__RefHeading___Toc818_3619894981"/></text:h>
      <text:h text:style-name="P40" text:outline-level="3">В случае если у пользователя всего имеется менее двух счетов выводить соответствующее сообщение</text:h>
      <text:h text:style-name="P39" text:outline-level="3">Заполнение полей с необходимыми данными</text:h>
      <text:h text:style-name="P39" text:outline-level="3">По завершении в базе данных появляется запись о совершенной операции</text:h>
      <text:h text:style-name="P24" text:outline-level="2"><text:bookmark-start text:name="__RefHeading___Toc820_3619894981"/>Удаление <text:span text:style-name="T58">перевода</text:span><text:bookmark-end text:name="__RefHeading___Toc820_3619894981"/></text:h>
      <text:h text:style-name="P39" text:outline-level="3">Выбрать <text:span text:style-name="T58">перевод</text:span> для удаления</text:h>
      <text:h text:style-name="P39" text:outline-level="3">Нажать соответствующую кнопку для удаления</text:h>
      <text:h text:style-name="P24" text:outline-level="2"><text:bookmark-start text:name="__RefHeading___Toc822_3619894981"/><text:soft-page-break/>Изменение данных о <text:span text:style-name="T58">переводе</text:span><text:bookmark-end text:name="__RefHeading___Toc822_3619894981"/></text:h>
      <text:h text:style-name="P39" text:outline-level="3">В форме содержащей поля с данными о <text:span text:style-name="T58">переводе</text:span>, изменить выбранные данные</text:h>
      <text:h text:style-name="P39" text:outline-level="3">По завершению данные в базе данных по текуще<text:span text:style-name="T58">му</text:span> <text:span text:style-name="T58">переводу</text:span> изменятся</text:h>
      <text:h text:style-name="Heading_20_1" text:outline-level="1"><text:bookmark-start text:name="__RefHeading___Toc946_999031852"/>Порядок контроля и приемки<text:bookmark-end text:name="__RefHeading___Toc946_999031852"/></text:h>
      <text:p text:style-name="P6"><text:bookmark-start text:name="__RefHeading___Toc1032_999031852"/>Сдача-приемка работ производится поэтапно, в соответствии с рабочей программой и календарным планом.<text:bookmark-end text:name="__RefHeading___Toc1032_999031852"/></text:p>
      <text:p text:style-name="P6">Заказчик принимает разработанный продукт в соответствии с Техническим заданием.</text:p>
      <text:p text:style-name="P6">Все создаваемые в рамках настоящей работы программные изделия передаются Заказчику, как в виде готовых модулей, так и в виде исходных кодов, представляемых в электронной форме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6cm" fo:margin-right="0cm" fo:margin-top="0cm" fo:margin-bottom="0.199cm" style:contextual-spacing="false" fo:line-height="115%" fo:text-align="justify" style:justify-single-word="false" fo:text-indent="0.6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199cm" style:contextual-spacing="false" fo:text-align="center" style:justify-single-word="false" style:page-number="auto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fo:text-align="start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01cm" fo:margin-bottom="0.101cm" style:contextual-spacing="false" fo:text-align="justify" style:justify-single-word="false" fo:orphans="0" fo:widows="0" style:page-number="auto" fo:keep-with-next="auto"/>
      <style:text-properties style:font-name="Times New Roman" fo:font-family="'Times New Roman'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01cm" fo:margin-bottom="0.101cm" style:contextual-spacing="false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margin-left="0.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margin-left="1.199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margin-left="1.799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7:17:09.455000000</meta:creation-date>
    <dc:date>2022-11-13T15:15:47.541000000</dc:date>
    <meta:editing-duration>PT5H59M40S</meta:editing-duration>
    <meta:editing-cycles>18</meta:editing-cycles>
    <meta:generator>LibreOffice/7.3.4.2$Windows_X86_64 LibreOffice_project/728fec16bd5f605073805c3c9e7c4212a0120dc5</meta:generator>
    <meta:document-statistic meta:table-count="0" meta:image-count="0" meta:object-count="0" meta:page-count="8" meta:paragraph-count="133" meta:word-count="1071" meta:character-count="8187" meta:non-whitespace-character-count="7181"/>
  </office:meta>
</office:document-meta>
</file>